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ing_20_5">
      <style:paragraph-properties fo:text-align="center" style:justify-single-word="false"/>
      <style:text-properties fo:font-size="20pt" fo:language="en" fo:country="US" fo:font-weight="normal" officeooo:rsid="00170313" officeooo:paragraph-rsid="00170313" style:font-size-asian="12pt" style:font-weight-asian="normal" style:font-size-complex="12pt" style:font-weight-complex="normal"/>
    </style:style>
    <style:style style:name="P2" style:family="paragraph" style:parent-style-name="Heading_20_5">
      <style:paragraph-properties fo:line-height="150%"/>
      <style:text-properties fo:language="en" fo:country="US" fo:font-weight="normal" officeooo:paragraph-rsid="0028a9e3" style:font-weight-asian="normal" style:font-weight-complex="normal"/>
    </style:style>
    <style:style style:name="P3" style:family="paragraph" style:parent-style-name="Heading_20_5">
      <style:text-properties style:font-name="Arial1" fo:language="en" fo:country="US" fo:font-weight="normal" officeooo:paragraph-rsid="0028a9e3" style:font-weight-asian="normal" style:font-weight-complex="normal"/>
    </style:style>
    <style:style style:name="P4" style:family="paragraph" style:parent-style-name="Text_20_body">
      <style:text-properties fo:language="en" fo:country="US" fo:font-weight="normal" officeooo:rsid="00225694" officeooo:paragraph-rsid="00225694" style:font-weight-asian="normal" style:font-weight-complex="normal"/>
    </style:style>
    <style:style style:name="P5" style:family="paragraph" style:parent-style-name="Text_20_body">
      <style:text-properties fo:language="en" fo:country="US" fo:font-weight="normal" officeooo:rsid="00225694" officeooo:paragraph-rsid="0029594c" style:font-weight-asian="normal" style:font-weight-complex="normal"/>
    </style:style>
    <style:style style:name="P6" style:family="paragraph" style:parent-style-name="Text_20_body">
      <style:text-properties fo:language="en" fo:country="US" fo:font-weight="normal" style:font-weight-asian="normal" style:font-weight-complex="normal"/>
    </style:style>
    <style:style style:name="P7" style:family="paragraph" style:parent-style-name="Text_20_body">
      <style:text-properties fo:language="en" fo:country="US" fo:font-weight="normal" officeooo:rsid="0026002e" officeooo:paragraph-rsid="0026002e" style:font-weight-asian="normal" style:font-weight-complex="normal"/>
    </style:style>
    <style:style style:name="P8" style:family="paragraph" style:parent-style-name="Text_20_body">
      <style:text-properties fo:language="en" fo:country="US" fo:font-weight="normal" officeooo:rsid="0029594c" officeooo:paragraph-rsid="0029594c" style:font-weight-asian="normal" style:font-weight-complex="normal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Text_20_body">
      <style:paragraph-properties fo:text-align="center" style:justify-single-word="false"/>
      <style:text-properties fo:font-size="12pt" fo:language="en" fo:country="US" fo:font-weight="normal" officeooo:rsid="00170313" officeooo:paragraph-rsid="00170313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style:font-name="Arial1" fo:language="en" fo:country="US" fo:font-weight="normal" style:font-weight-asian="normal" style:font-weight-complex="normal"/>
    </style:style>
    <style:style style:name="P12" style:family="paragraph" style:parent-style-name="Text_20_body">
      <style:text-properties style:font-name="Arial1" fo:language="en" fo:country="US" fo:font-weight="normal" officeooo:rsid="00225694" officeooo:paragraph-rsid="00225694" style:font-weight-asian="normal" style:font-weight-complex="normal"/>
    </style:style>
    <style:style style:name="P13" style:family="paragraph" style:parent-style-name="Text_20_body">
      <style:paragraph-properties fo:line-height="150%"/>
      <style:text-properties officeooo:paragraph-rsid="0028a9e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8c3e" style:font-weight-asian="normal" style:font-weight-complex="normal"/>
    </style:style>
    <style:style style:name="T3" style:family="text">
      <style:text-properties officeooo:rsid="001e4e26"/>
    </style:style>
    <style:style style:name="T4" style:family="text">
      <style:text-properties style:font-name="Arial1"/>
    </style:style>
    <style:style style:name="T5" style:family="text">
      <style:text-properties style:font-name="Arial1" fo:language="en" fo:country="US" fo:font-weight="normal" style:font-weight-asian="normal" style:font-weight-complex="normal"/>
    </style:style>
    <style:style style:name="T6" style:family="text">
      <style:text-properties style:font-name="Arial1" fo:language="en" fo:country="US" fo:font-weight="normal" officeooo:rsid="0027763b" style:font-weight-asian="normal" style:font-weight-complex="normal"/>
    </style:style>
    <style:style style:name="T7" style:family="text">
      <style:text-properties style:font-name="Arial1" officeooo:rsid="0027763b"/>
    </style:style>
    <style:style style:name="T8" style:family="text">
      <style:text-properties officeooo:rsid="0027763b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pt" fo:country="BR" officeooo:rsid="002d4bcf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5" text:is-list-header="true"><text:span text:style-name="T10">T</text:span>echnology</text:h>
      <text:p text:style-name="P10"/>
      <text:section text:style-name="Sect1" text:name="Section1">
        <text:h text:style-name="P2" text:outline-level="5">cellphone</text:h>
        <text:p text:style-name="P13"><text:span text:style-name="T9"><text:s/>computers</text:span></text:p>
        <text:p text:style-name="P13"><text:span text:style-name="T9"><text:s/>desktop</text:span></text:p>
        <text:p text:style-name="P13"><text:span text:style-name="T9"><text:s/>digital camera</text:span></text:p>
        <text:p text:style-name="P13"><text:span text:style-name="T9"><text:s/>drone</text:span></text:p>
        <text:p text:style-name="P13"><text:span text:style-name="T9"><text:s/>earphones</text:span></text:p>
        <text:p text:style-name="P13"><text:span text:style-name="T9"><text:s/>GPS</text:span></text:p>
        <text:p text:style-name="P13"><text:span text:style-name="T9"><text:s/>headphones</text:span></text:p>
        <text:p text:style-name="P13"><text:span text:style-name="T9"><text:s/>laptop</text:span></text:p>
        <text:p text:style-name="P13"><text:span text:style-name="T9"><text:s/>memory card</text:span></text:p>
        <text:p text:style-name="P13"><text:span text:style-name="T9"><text:s/>memory stick</text:span></text:p>
        <text:p text:style-name="P13"><text:span text:style-name="T9"><text:s/>microphone</text:span></text:p>
        <text:p text:style-name="P13"><text:span text:style-name="T9"><text:s/>microscope</text:span></text:p>
        <text:p text:style-name="P13"><text:span text:style-name="T9"><text:s/>printer</text:span></text:p>
        <text:p text:style-name="P13"><text:span text:style-name="T9"><text:s/>radar</text:span></text:p>
        <text:p text:style-name="P13"><text:span text:style-name="T9"><text:s/>robot</text:span></text:p>
        <text:p text:style-name="P13"><text:span text:style-name="T9"><text:s/>satellite</text:span></text:p>
        <text:p text:style-name="P13"><text:span text:style-name="T9"><text:s/>spaceship</text:span></text:p>
        <text:p text:style-name="P13"><text:span text:style-name="T9"><text:s/>telescope</text:span></text:p>
        <text:p text:style-name="P13"><text:span text:style-name="T9"><text:s/>tomography</text:span></text:p>
        <text:p text:style-name="P13"><text:span text:style-name="T9"><text:s/>webcam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0-23T17:37:48.238000000</dc:date>
    <dc:creator>E G</dc:creator>
    <meta:editing-duration>PT3H40M52S</meta:editing-duration>
    <meta:editing-cycles>21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2" meta:word-count="46" meta:character-count="259" meta:non-whitespace-character-count="236"/>
  </office:meta>
</office:document-meta>
</file>